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widows="1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Text_20_body" style:list-style-name="L2">
      <style:paragraph-properties fo:widows="1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 style:list-style-name="L4">
      <style:paragraph-properties fo:widows="1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Text_20_body" style:list-style-name="L7">
      <style:paragraph-properties fo:widows="1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Text_20_body" style:list-style-name="L3">
      <style:paragraph-properties fo:widows="1"/>
    </style:style>
    <style:style style:name="P6" style:family="paragraph" style:parent-style-name="Text_20_body" style:list-style-name="L5">
      <style:paragraph-properties fo:widows="1"/>
    </style:style>
    <style:style style:name="P7" style:family="paragraph" style:parent-style-name="Text_20_body" style:list-style-name="L6">
      <style:paragraph-properties fo:widows="1"/>
    </style:style>
    <style:style style:name="P8" style:family="paragraph" style:parent-style-name="Text_20_body">
      <style:text-properties fo:font-size="12pt" style:font-size-asian="12pt" style:font-size-complex="12pt"/>
    </style:style>
    <style:style style:name="P9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widows="1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2" style:family="paragraph" style:parent-style-name="Text_20_body" style:list-style-name="L2">
      <style:paragraph-properties fo:margin-left="0cm" fo:margin-right="0cm" fo:margin-top="0cm" fo:margin-bottom="0cm" loext:contextual-spacing="false" fo:widows="1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cm" loext:contextual-spacing="false" fo:widows="1" fo:text-indent="0cm" style:auto-text-indent="false"/>
    </style:style>
    <style:style style:name="P14" style:family="paragraph" style:parent-style-name="Text_20_body" style:list-style-name="L5">
      <style:paragraph-properties fo:margin-left="0cm" fo:margin-right="0cm" fo:margin-top="0cm" fo:margin-bottom="0cm" loext:contextual-spacing="false" fo:widows="1" fo:text-indent="0cm" style:auto-text-indent="false"/>
    </style:style>
    <style:style style:name="P15" style:family="paragraph" style:parent-style-name="Text_20_body" style:list-style-name="L6">
      <style:paragraph-properties fo:margin-left="0cm" fo:margin-right="0cm" fo:margin-top="0cm" fo:margin-bottom="0cm" loext:contextual-spacing="false" fo:widows="1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7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1">
      <style:paragraph-properties fo:margin-top="0cm" fo:margin-bottom="0cm" loext:contextual-spacing="false" fo:widows="1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2">
      <style:paragraph-properties fo:margin-top="0cm" fo:margin-bottom="0cm" loext:contextual-spacing="false" fo:widows="1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4">
      <style:paragraph-properties fo:margin-top="0cm" fo:margin-bottom="0cm" loext:contextual-spacing="false" fo:widows="1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3">
      <style:paragraph-properties fo:margin-top="0cm" fo:margin-bottom="0cm" loext:contextual-spacing="false" fo:widows="1"/>
    </style:style>
    <style:style style:name="P22" style:family="paragraph" style:parent-style-name="Text_20_body" style:list-style-name="L5">
      <style:paragraph-properties fo:margin-top="0cm" fo:margin-bottom="0cm" loext:contextual-spacing="false" fo:widows="1"/>
    </style:style>
    <style:style style:name="P23" style:family="paragraph" style:parent-style-name="Text_20_body" style:list-style-name="L6">
      <style:paragraph-properties fo:margin-top="0cm" fo:margin-bottom="0cm" loext:contextual-spacing="false" fo:widows="1"/>
    </style:style>
    <style:style style:name="P24" style:family="paragraph" style:parent-style-name="Heading_20_3">
      <style:paragraph-properties fo:margin-left="0cm" fo:margin-right="0cm" fo:widows="1" fo:text-indent="0cm" style:auto-text-indent="false"/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P25" style:family="paragraph" style:parent-style-name="Preformatted_20_Text">
      <style:paragraph-properties fo:widows="1"/>
      <style:text-properties fo:font-variant="normal" fo:text-transform="none" fo:color="#000000" fo:font-size="12pt" fo:letter-spacing="normal" style:font-size-asian="12pt" style:font-size-complex="12pt"/>
    </style:style>
    <style:style style:name="P26" style:family="paragraph" style:parent-style-name="Preformatted_20_Text">
      <style:paragraph-properties fo:widows="1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27" style:family="paragraph" style:parent-style-name="Preformatted_20_Text">
      <style:paragraph-properties fo:widows="1"/>
      <style:text-properties fo:font-size="12pt" style:font-size-asian="12pt" style:font-size-complex="12pt"/>
    </style:style>
    <style:style style:name="P28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font-size="12pt" fo:letter-spacing="normal" style:font-size-asian="12pt" style:font-size-complex="12pt"/>
    </style:style>
    <style:style style:name="P29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30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31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font-size="12pt" fo:letter-spacing="normal" style:font-size-asian="12pt" style:font-size-complex="12pt"/>
    </style:style>
    <style:style style:name="P32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33" style:family="paragraph" style:parent-style-name="Preformatted_20_Text">
      <style:paragraph-properties fo:margin-top="0cm" fo:margin-bottom="0.499cm" loext:contextual-spacing="false" fo:widows="1"/>
      <style:text-properties fo:font-size="12pt" style:font-size-asian="12pt" style:font-size-complex="12pt"/>
    </style:style>
    <style:style style:name="P34" style:family="paragraph" style:parent-style-name="Heading_20_2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P35" style:family="paragraph" style:parent-style-name="Heading_20_2">
      <style:paragraph-properties fo:margin-left="0cm" fo:margin-right="0cm" fo:widows="1" fo:text-indent="0cm" style:auto-text-indent="false"/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P36" style:family="paragraph" style:parent-style-name="Heading_20_2">
      <style:paragraph-properties fo:margin-left="0cm" fo:margin-right="0cm" fo:widows="1" fo:text-indent="0cm" style:auto-text-indent="false"/>
    </style:style>
    <style:style style:name="P37" style:family="paragraph" style:parent-style-name="Horizontal_20_Line">
      <style:text-properties fo:font-size="12pt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italic"/>
    </style:style>
    <style:style style:name="T3" style:family="text">
      <style:text-properties fo:font-variant="normal" fo:text-transform="none" fo:color="#000000" style:font-name="Times New Roman" fo:font-size="14pt" fo:letter-spacing="normal" fo:font-style="italic" fo:font-weight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letter-spacing="normal" fo:font-style="normal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letter-spacing="normal" fo:font-style="italic" fo:font-weight="normal"/>
    </style:style>
    <style:style style:name="T8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2"><text:bookmark text:name="s1"/>1. Introduction</text:h>
      <text:h text:style-name="P35" text:outline-level="2"><text:bookmark text:name="ss1.1"/>1.1 Comment marche la compilation</text:h>
      <text:p text:style-name="P37"/>
      <text:p text:style-name="P28"><text:s text:c="9"/><text:span text:style-name="T1">*.c <text:s/>*.h (Fichiers source)</text:span></text:p>
      <text:p text:style-name="P25"><text:s text:c="22"/><text:span text:style-name="T1">|</text:span></text:p>
      <text:p text:style-name="P25"><text:s text:c="17"/><text:span text:style-name="T1">COMPILATEUR</text:span></text:p>
      <text:p text:style-name="P25"><text:s text:c="22"/><text:span text:style-name="T1">|</text:span></text:p>
      <text:p text:style-name="P25"><text:s text:c="13"/><text:span text:style-name="T1">*.o (Fichier objet)</text:span></text:p>
      <text:p text:style-name="P25"><text:s text:c="22"/><text:span text:style-name="T1">|</text:span></text:p>
      <text:p text:style-name="P25"><text:s text:c="4"/><text:span text:style-name="T1">Librairies --&gt; <text:s/>LIEUR &lt;-- Fichiers objet</text:span></text:p>
      <text:p text:style-name="P25"><text:s text:c="22"/><text:span text:style-name="T1">|</text:span></text:p>
      <text:p text:style-name="P25"><text:s text:c="13"/><text:span text:style-name="T1">Fichier executable</text:span></text:p>
      <text:p text:style-name="P33"/>
      <text:p text:style-name="P37"/>
      <text:h text:style-name="P35" text:outline-level="2"><text:bookmark text:name="ss1.2"/>1.2 Compilation séparée</text:h>
      <text:h text:style-name="P24" text:outline-level="3">Utilité</text:h>
      <text:p text:style-name="P9">L'utilité est triple:</text:p>
      <text:list xml:id="list7831785046887105803" text:style-name="L1">
        <text:list-item>
          <text:p text:style-name="P18">La programmation est modulaire, donc plus compréhensible</text:p>
        </text:list-item>
        <text:list-item>
          <text:p text:style-name="P18">La séparation en plusieurs fichiers produit des listings plus lisibles</text:p>
        </text:list-item>
        <text:list-item>
          <text:p text:style-name="P1">La maintenance est plus facile car seule une partie du code est recompilée</text:p>
        </text:list-item>
      </text:list>
      <text:h text:style-name="P24" text:outline-level="3">Ce que fait <text:span text:style-name="T2">make</text:span></text:h>
      <text:list xml:id="list1908474246624458230" text:style-name="L2">
        <text:list-item>
          <text:p text:style-name="P12"><text:span text:style-name="T8">make</text:span><text:span text:style-name="T9"> assure la compilation séparée grâce à </text:span><text:span text:style-name="Source_20_Text"><text:span text:style-name="T9">gcc</text:span></text:span></text:p>
        </text:list-item>
        <text:list-item>
          <text:p text:style-name="P19"><text:span text:style-name="T2">make</text:span> utilise des macro-commandes et des variables</text:p>
        </text:list-item>
        <text:list-item>
          <text:p text:style-name="P19"><text:span text:style-name="T2">make</text:span> permet de ne recompiler que le code modifié</text:p>
        </text:list-item>
        <text:list-item>
          <text:p text:style-name="P2"><text:span text:style-name="T2">make</text:span> permet d'utiliser des commandes <text:span text:style-name="T2">shell</text:span>, et ainsi d'effectuer une installation</text:p>
        </text:list-item>
      </text:list>
      <text:p text:style-name="P9">Make est essentiel lorsque l'on veut effectuer un portage, car la plupart des logiciels libres UNIX (c'est-à-dire des logiciels qui sont fournis avec le code source) l'utilisent pour leur installation.</text:p>
      <text:h text:style-name="P36" text:outline-level="2"><text:bookmark text:name="ss1.3"/><text:span text:style-name="T10">1.3 </text:span><text:span text:style-name="Source_20_Text"><text:span text:style-name="T10">Makefile</text:span></text:span><text:span text:style-name="T10"> ?</text:span></text:h>
      <text:p text:style-name="P10"><text:span text:style-name="T9">Le fichier </text:span><text:span text:style-name="Source_20_Text"><text:span text:style-name="T9">Makefile</text:span></text:span><text:span text:style-name="T9"> est un fichier nécessaire à </text:span><text:span text:style-name="T8">make</text:span><text:span text:style-name="T9">. Un fichier </text:span><text:span text:style-name="Source_20_Text"><text:span text:style-name="T9">Makefile</text:span></text:span><text:span text:style-name="T9"> indique à </text:span><text:span text:style-name="T8">make</text:span><text:span text:style-name="T9"> comment exécuter les instructions nécessaires à l'installation d'un logiciel ou d'une librairie.</text:span></text:p>
      <text:p text:style-name="P10"><text:span text:style-name="T9">Le fichier </text:span><text:span text:style-name="Source_20_Text"><text:span text:style-name="T9">Makefile</text:span></text:span><text:span text:style-name="T9"> doit se trouver dans le répertoire courant lorsqu'on appelle </text:span><text:span text:style-name="T8">make</text:span><text:span text:style-name="T9"> � l'invite du shell.</text:span></text:p>
      <text:p text:style-name="P10"><text:span text:style-name="T9">Les instructions contenues dans un fichier </text:span><text:span text:style-name="Source_20_Text"><text:span text:style-name="T9">Makefile</text:span></text:span><text:span text:style-name="T9"> obéissent à une syntaxe particulière un peu stupide.</text:span></text:p>
      <text:h text:style-name="P34" text:outline-level="2"><text:bookmark text:name="s2"/><text:soft-page-break/>2. Règles</text:h>
      <text:p text:style-name="P10"><text:span text:style-name="T9">Les fichiers </text:span><text:span text:style-name="Source_20_Text"><text:span text:style-name="T9">Makefile</text:span></text:span><text:span text:style-name="T9"> sont structurés grâce aux </text:span><text:span text:style-name="T8">règles</text:span><text:span text:style-name="T9">. Ce sont elles qui définissent ce qui doit être exécuté ou non, et qui permettent de compiler un programme de différentes fa�ons.</text:span></text:p>
      <text:h text:style-name="P35" text:outline-level="2"><text:bookmark text:name="ss2.1"/>2.1 Qu'est-ce qu'une règle ?</text:h>
      <text:p text:style-name="P9">Une <text:span text:style-name="T2">règle</text:span> est une suite d'instructions qui seront exécutées pour construire une <text:span text:style-name="T2">cible</text:span>, mais uniquement si des <text:span text:style-name="T2">dépendances</text:span> sont plus récentes.</text:p>
      <text:p text:style-name="P9">La syntaxe d'une règle est la suivante:</text:p>
      <text:p text:style-name="P37"/>
      <text:p text:style-name="P29">cible: dependances</text:p>
      <text:p text:style-name="P25"><text:s text:c="8"/><text:span text:style-name="T1">commandes</text:span></text:p>
      <text:p text:style-name="P31"><text:s text:c="8"/><text:span text:style-name="T1">...</text:span></text:p>
      <text:p text:style-name="P37"/>
      <text:h text:style-name="P35" text:outline-level="2"><text:bookmark text:name="ss2.2"/>2.2 Cible</text:h>
      <text:p text:style-name="P10"><text:span text:style-name="T9">La cible est généralement le nom d'un fichier qui va être généré par les commandes qui vont suivre, ou une action gérée par ces mêmes commandes, par exemple </text:span><text:span text:style-name="Source_20_Text"><text:span text:style-name="T9">clean</text:span></text:span><text:span text:style-name="T9"> ou </text:span><text:span text:style-name="Source_20_Text"><text:span text:style-name="T9">install</text:span></text:span><text:span text:style-name="T9"> (Voir chapitre IX [Cibles] pour plus de détails sur les conventions utilisées dans l'attribution d'un nom à une règle).</text:span></text:p>
      <text:h text:style-name="P35" text:outline-level="2"><text:bookmark text:name="ss2.3"/>2.3 Dépendances</text:h>
      <text:p text:style-name="P9">Les dépendances sont les fichiers ou les règles nécessaires à la création de la cible. Par exemple un fichier en-tête ou un fichier source dans le cas d'une compilation C. Dans le cas d'un fichier, la cible n'est construite que si ce fichier est plus récent que la cible.</text:p>
      <text:h text:style-name="P35" text:outline-level="2"><text:bookmark text:name="ss2.4"/>2.4 Commandes</text:h>
      <text:p text:style-name="P10"><text:span text:style-name="T9">C'est une suite de commandes shell qui seront exécutées au moment de la création de la cible. Une étrangeté de la syntaxe des fichiers </text:span><text:span text:style-name="Source_20_Text"><text:span text:style-name="T9">Makefile</text:span></text:span><text:span text:style-name="T9"> oblige l'utilisateur de </text:span><text:span text:style-name="T8">make</text:span><text:span text:style-name="T9"> à insérer une tabulation au début de chaque ligne, faute de quoi </text:span><text:span text:style-name="T8">make</text:span><text:span text:style-name="T9"> affichera une erreur au moment de son exécution.</text:span></text:p>
      <text:p text:style-name="P10"><text:span text:style-name="T9">La syntaxe de </text:span><text:span text:style-name="T8">make</text:span><text:span text:style-name="T9"> oblige aussi l'utilisateur à ajouter une caractère "</text:span><text:span text:style-name="T8">backslash</text:span><text:span text:style-name="T9">" (</text:span><text:span text:style-name="Source_20_Text"><text:span text:style-name="T9">'\'</text:span></text:span><text:span text:style-name="T9">) à la fin de chaque ligne dès que les commandes à exécuter dépassent une ligne de texte.</text:span></text:p>
      <text:h text:style-name="Heading_20_2" text:outline-level="2"><text:bookmark text:name="s3"/><text:span text:style-name="T10">3. Mon premier </text:span><text:span text:style-name="Source_20_Text"><text:span text:style-name="T10">Makefile</text:span></text:span><text:span text:style-name="T10"> !</text:span></text:h>
      <text:p text:style-name="P10"><text:span text:style-name="T9">Maintenant que nous connaissons la syntaxe d'un fichier </text:span><text:span text:style-name="Source_20_Text"><text:span text:style-name="T9">Makefile</text:span></text:span><text:span text:style-name="T9">, nous allons en créer un pour apprendre � les utiliser.</text:span></text:p>
      <text:h text:style-name="P36" text:outline-level="2"><text:bookmark text:name="ss3.1"/><text:span text:style-name="T10">3.1 Fichier exemple </text:span><text:span text:style-name="Source_20_Text"><text:span text:style-name="T10">Makefile</text:span></text:span></text:h>
      <text:p text:style-name="P37"/>
      <text:p text:style-name="P29"># Mon premier Makefile</text:p>
      <text:p text:style-name="P27"/>
      <text:p text:style-name="P26"><text:soft-page-break/>all: foobar.o main.c</text:p>
      <text:p text:style-name="P25"><text:s text:c="8"/><text:span text:style-name="T1">gcc -o main foobar.o main.c</text:span></text:p>
      <text:p text:style-name="P27"/>
      <text:p text:style-name="P26">foobar.o: foobar.c foobar.h</text:p>
      <text:p text:style-name="P31"><text:s text:c="8"/><text:span text:style-name="T1">gcc -c foobar.c -o foobar.o</text:span></text:p>
      <text:p text:style-name="P37"/>
      <text:h text:style-name="P35" text:outline-level="2"><text:bookmark text:name="ss3.2"/>3.2 Et maintenant ?</text:h>
      <text:p text:style-name="P10"><text:span text:style-name="T9">Si vous avez enregistré l'exemple ci-dessus dans un fichier </text:span><text:span text:style-name="Source_20_Text"><text:span text:style-name="T9">Makefile</text:span></text:span><text:span text:style-name="T9">, il ne nous reste plus qu'a exécuter </text:span><text:span text:style-name="T8">make</text:span><text:span text:style-name="T9"> dans le même répertoire que celui o� vous avez enregistré le fichier.</text:span></text:p>
      <text:p text:style-name="P9">Make s'exécute tout simplement en lan�ant la commande:</text:p>
      <text:p text:style-name="P30">$ make all</text:p>
      <text:p text:style-name="P10"><text:span text:style-name="T9">Make va alors interpréter le fichier </text:span><text:span text:style-name="Source_20_Text"><text:span text:style-name="T9">Makefile</text:span></text:span><text:span text:style-name="T9"> et exécuter les commandes contenues dans la r�gle </text:span><text:span text:style-name="T8">all</text:span><text:span text:style-name="T9">, une fois que les dépendances </text:span><text:span text:style-name="T8">foobar.o</text:span><text:span text:style-name="T9"> et </text:span><text:span text:style-name="T8">main.c</text:span><text:span text:style-name="T9"> seront vérifiées.</text:span></text:p>
      <text:p text:style-name="P10"><text:span text:style-name="T9">C'est à dire dire que si </text:span><text:span text:style-name="Source_20_Text"><text:span text:style-name="T9">foobar.o</text:span></text:span><text:span text:style-name="T9"> ou </text:span><text:span text:style-name="Source_20_Text"><text:span text:style-name="T9">main.c</text:span></text:span><text:span text:style-name="T9"> sont plus récents que le fichier </text:span><text:span text:style-name="Source_20_Text"><text:span text:style-name="T9">main</text:span></text:span><text:span text:style-name="T9">, </text:span><text:span text:style-name="T8">make</text:span><text:span text:style-name="T9"> recompilera </text:span><text:span text:style-name="Source_20_Text"><text:span text:style-name="T9">main</text:span></text:span><text:span text:style-name="T9">.</text:span></text:p>
      <text:p text:style-name="P10"><text:span text:style-name="T9">Notez que si j'avais simplement tapé: </text:span><text:span text:style-name="Source_20_Text"><text:span text:style-name="T9">"make"</text:span></text:span><text:span text:style-name="T9"> le résultat serait le même car quand </text:span><text:span text:style-name="T8">make</text:span><text:span text:style-name="T9"> est exécuté sans argument, </text:span><text:span text:style-name="T8">make</text:span><text:span text:style-name="T9"> exécute la première règle recontrée.</text:span></text:p>
      <text:h text:style-name="P34" text:outline-level="2"><text:bookmark text:name="s4"/>4. Macro-commandes et variables</text:h>
      <text:p text:style-name="P10"><text:span text:style-name="T9">Les habitu�(e)s de la programmation C ne seront pas d�pays�(e)s par le concept des variables de </text:span><text:span text:style-name="T8">make</text:span><text:span text:style-name="T9">. En fait, il faut plut�t consid�rer les variables comme des macro-commandes (</text:span><text:span text:style-name="Source_20_Text"><text:span text:style-name="T9">#define</text:span></text:span><text:span text:style-name="T9">en C).</text:span></text:p>
      <text:h text:style-name="P35" text:outline-level="2"><text:bookmark text:name="ss4.1"/>4.1 D�claration</text:h>
      <text:p text:style-name="P9">La d�claration se fait tout simplement avec la syntaxe ci-dessous:</text:p>
      <text:p text:style-name="P30">NOM = VALEUR</text:p>
      <text:p text:style-name="P10"><text:span text:style-name="T9">Les espaces ins�r�s ici ne sont pas obligatoires, mais facilitent la lisibilit� du </text:span><text:span text:style-name="Source_20_Text"><text:span text:style-name="T12">Makefile</text:span></text:span><text:span text:style-name="T9">. La valeur affect�e � la variable peut comme pour les macro-commandes du C comporter n'importe quels caract�res, elle peut aussi �tre une autre variable.</text:span></text:p>
      <text:h text:style-name="P35" text:outline-level="2"><text:bookmark text:name="ss4.2"/>4.2 Appel</text:h>
      <text:p text:style-name="P9">La syntaxe de l'appel de la macro-commande est la suivante:</text:p>
      <text:p text:style-name="P30">$(NOM)</text:p>
      <text:h text:style-name="P35" text:outline-level="2"><text:bookmark text:name="ss4.3"/>4.3 Exemple</text:h>
      <text:p text:style-name="P29">prefix = /usr/local</text:p>
      <text:p text:style-name="P32">bindir = $(prefix)/bin</text:p>
      <text:h text:style-name="Heading_20_2" text:outline-level="2"><text:bookmark text:name="s5"/><text:soft-page-break/><text:span text:style-name="T10">5. Un </text:span><text:span text:style-name="Source_20_Text"><text:span text:style-name="T10">Makefile</text:span></text:span><text:span text:style-name="T10"> un peu plus complexe et comment�</text:span></text:h>
      <text:p text:style-name="P37"/>
      <text:p text:style-name="P29"># $(BIN) est la nom du binaire g�n�r�</text:p>
      <text:p text:style-name="P26">BIN = foo</text:p>
      <text:p text:style-name="P27"/>
      <text:p text:style-name="P26"># $(OBJECTS) sont les objets qui seront g�n�r�s apr�s la compilation</text:p>
      <text:p text:style-name="P26">OBJECTS = main.o foo.o</text:p>
      <text:p text:style-name="P27"/>
      <text:p text:style-name="P26"># $(CC) est le compilateur utilis�</text:p>
      <text:p text:style-name="P26">CC = gcc</text:p>
      <text:p text:style-name="P27"/>
      <text:p text:style-name="P26"># all est la premi�re r�gle � �tre ex�cut�e car elle est la premi�re</text:p>
      <text:p text:style-name="P26"># dans le fichier Makefile. Notons que les d�pendances peuvent �tre </text:p>
      <text:p text:style-name="P26"># remplac�es par une variable, ainsi que n'importe quel chaine de</text:p>
      <text:p text:style-name="P26"># caract�res des commandes</text:p>
      <text:p text:style-name="P26">all: $(OBJECTS)</text:p>
      <text:p text:style-name="P25"><text:s text:c="8"/><text:span text:style-name="T1">$(CC) $(OBJECTS) -o $(BIN)</text:span></text:p>
      <text:p text:style-name="P27"/>
      <text:p text:style-name="P26"># ensuite les autres r�gles</text:p>
      <text:p text:style-name="P26">main.o: main.c main.h</text:p>
      <text:p text:style-name="P25"><text:s text:c="8"/><text:span text:style-name="T1">$(CC) -c mainc</text:span></text:p>
      <text:p text:style-name="P26">foo.o: foo.c foo.h main.h</text:p>
      <text:p text:style-name="P31"><text:s text:c="8"/><text:span text:style-name="T1">$(CC) -c foo.c</text:span></text:p>
      <text:h text:style-name="P34" text:outline-level="2"><text:bookmark text:name="s6"/>6. Caract�res jokers</text:h>
      <text:p text:style-name="P10"><text:span text:style-name="T9">Les caract�res jokers s'utilisent comme sous </text:span><text:span text:style-name="T8">shell</text:span><text:span text:style-name="T9">. Les caract�res valides sont </text:span><text:span text:style-name="Source_20_Text"><text:span text:style-name="T9">* ? [...]</text:span></text:span><text:span text:style-name="T9">. Par exemple, </text:span><text:span text:style-name="Source_20_Text"><text:span text:style-name="T9">toto?.c</text:span></text:span><text:span text:style-name="T9"> repr�sente tous les fichiers commen�ant par </text:span><text:span text:style-name="Source_20_Text"><text:span text:style-name="T9">toto</text:span></text:span><text:span text:style-name="T9">, finissant par </text:span><text:span text:style-name="Source_20_Text"><text:span text:style-name="T9">.c</text:span></text:span><text:span text:style-name="T9">, avec une lettre entre ces deux cha�nes.</text:span></text:p>
      <text:p text:style-name="P10"><text:span text:style-name="T9">Comme sous shell, le caract�re '</text:span><text:span text:style-name="Source_20_Text"><text:span text:style-name="T9">\</text:span></text:span><text:span text:style-name="T9">' permet d'inhiber l'action des caract�res jokers. Par exemple </text:span><text:span text:style-name="Source_20_Text"><text:span text:style-name="T9">'s\*r.c'</text:span></text:span><text:span text:style-name="T9"> fait r�f�rence � </text:span><text:span text:style-name="Source_20_Text"><text:span text:style-name="T9">st*r.c</text:span></text:span><text:span text:style-name="T9"> et non pas � tous les fichiers commen�ant par </text:span><text:span text:style-name="Source_20_Text"><text:span text:style-name="T9">st</text:span></text:span><text:span text:style-name="T9"> et finissant par </text:span><text:span text:style-name="Source_20_Text"><text:span text:style-name="T9">r.c</text:span></text:span><text:span text:style-name="T9">.</text:span></text:p>
      <text:p text:style-name="P9">Exemples:</text:p>
      <text:p text:style-name="P37"/>
      <text:p text:style-name="P29">clean:</text:p>
      <text:p text:style-name="P25"><text:s text:c="8"/><text:span text:style-name="T1"># ici le caract�re joker * est g�r� par le shell et non pas</text:span></text:p>
      <text:p text:style-name="P25"><text:s text:c="8"/><text:span text:style-name="T1"># par make</text:span></text:p>
      <text:p text:style-name="P25"><text:s text:c="8"/><text:span text:style-name="T1">rm -f *.o</text:span></text:p>
      <text:p text:style-name="P27"/>
      <text:p text:style-name="P26">print: *.c</text:p>
      <text:p text:style-name="P25"><text:s text:c="8"/><text:span text:style-name="T1"># le $? est une variable automatique (Voir chapitre VII</text:span></text:p>
      <text:p text:style-name="P25"><text:s text:c="8"/><text:span text:style-name="T1"># [Patterns et variables automatiques])</text:span></text:p>
      <text:p text:style-name="P31"><text:s text:c="8"/><text:span text:style-name="T1">lpr -Php $?</text:span></text:p>
      <text:p text:style-name="P8"><text:soft-page-break/><text:line-break/><text:bookmark text:name="s7"/><text:span text:style-name="T5">7. Patterns et variables automatiques</text:span></text:p>
      <text:h text:style-name="P35" text:outline-level="2"><text:bookmark text:name="ss7.1"/>7.1 Pattern</text:h>
      <text:p text:style-name="P10"><text:span text:style-name="T9">Un pattern s'utilise un peu comme un caract�re joker, mais uniquement dans le cas des cibles. Le caract�re faisant office de joker est le caract�re pourcent ('</text:span><text:span text:style-name="Source_20_Text"><text:span text:style-name="T9">%</text:span></text:span><text:span text:style-name="T9">').</text:span></text:p>
      <text:p text:style-name="P9">L'int�r�t est d'avoir plusieurs cibles. Les patterns permettent de filtrer les cibles pour savoir pour lesquelles d'entre elles les commandes qui suivent seront ex�cut�es.</text:p>
      <text:h text:style-name="P35" text:outline-level="2"><text:bookmark text:name="ss7.2"/>7.2 Exemple idiot</text:h>
      <text:p text:style-name="P10"><text:span text:style-name="T9">Pourquoi cet exemple est-il idiot ? Tout simplement parcequ'on met p�le-m�le tous les fichiers � compiler dans la m�me variable </text:span><text:span text:style-name="Source_20_Text"><text:span text:style-name="T9">OBJECTS</text:span></text:span><text:span text:style-name="T9">. Le plus simple aurait �t� d'utiliser plusieurs variables et de faire des r�gles diff�rentes pour chaque type de compilation (normale, x11, athena).</text:span></text:p>
      <text:p text:style-name="P37"/>
      <text:p text:style-name="P29"># Notons que les objets sont � la fois des fichiers objets � lier et</text:p>
      <text:p text:style-name="P26"># des ex�cutables � compiler</text:p>
      <text:p text:style-name="P26">OBJECTS = text/main.o text/foo.o x11/main x11/bar athena/main</text:p>
      <text:p text:style-name="P26"># Le compilateur est bien s�r gcc</text:p>
      <text:p text:style-name="P26">CC = gcc</text:p>
      <text:p text:style-name="P27"/>
      <text:p text:style-name="P26"># Les d�pendances sont tous les objets</text:p>
      <text:p text:style-name="P26">all: $(OBJECTS)</text:p>
      <text:p text:style-name="P25"><text:s text:c="8"/><text:span text:style-name="T1"># On va quand m�me faire quelque chose dans cette r�gle</text:span></text:p>
      <text:p text:style-name="P25"><text:s text:c="8"/><text:span text:style-name="T1">echo DONE</text:span></text:p>
      <text:p text:style-name="P27"/>
      <text:p text:style-name="P26"># Ici les r�gles pour tous les fichiers .o se trouvant dans le</text:p>
      <text:p text:style-name="P26"># r�pertoire 'text'</text:p>
      <text:p text:style-name="P26">text/%.o: text/%.c</text:p>
      <text:p text:style-name="P25"><text:s text:c="8"/><text:span text:style-name="T1">$(CC) -c text/$*.c</text:span></text:p>
      <text:p text:style-name="P27"/>
      <text:p text:style-name="P26"># Ici les r�gles pour tous les fichiers se trouvant dans le r�pertoire</text:p>
      <text:p text:style-name="P26"># 'x11'</text:p>
      <text:p text:style-name="P26">x11/%: x11/%.c</text:p>
      <text:p text:style-name="P25"><text:s text:c="8"/><text:span text:style-name="T1">$(CC) -lX11 x11/$*.c</text:span></text:p>
      <text:p text:style-name="P27"/>
      <text:p text:style-name="P26"># Ici les r�gles pour les fichiers se trouvant dans le r�pertoire</text:p>
      <text:p text:style-name="P26"># 'athena' </text:p>
      <text:p text:style-name="P26">athena/%: athena/%.c</text:p>
      <text:p text:style-name="P31"><text:s text:c="8"/><text:span text:style-name="T1">$(CC) -lXaw -lXext -lXmu -lXt -lX11 athena/$*.c</text:span></text:p>
      <text:p text:style-name="P37"/>
      <text:h text:style-name="P35" text:outline-level="2"><text:bookmark text:name="ss7.3"/><text:soft-page-break/>7.3 Liste des variables automatiques</text:h>
      <text:p text:style-name="P9">Les variables automatiques sont des variables qui sont actualis�es au moment de l'ex�cution de chaque r�gle, en fonction de la cible et des d�pendances.</text:p>
      <text:list xml:id="list7214332489537941978" text:style-name="L3">
        <text:list-item>
          <text:p text:style-name="P13"><text:span text:style-name="Source_20_Text"><text:span text:style-name="T9">$@</text:span></text:span><text:span text:style-name="T9">: nom de la cible</text:span></text:p>
        </text:list-item>
        <text:list-item>
          <text:p text:style-name="P21"><text:span text:style-name="Source_20_Text"><text:span text:style-name="T9">$&lt;</text:span></text:span><text:span text:style-name="T9">: premi�re d�pendance de la liste des d�pendances</text:span></text:p>
        </text:list-item>
        <text:list-item>
          <text:p text:style-name="P21"><text:span text:style-name="Source_20_Text"><text:span text:style-name="T9">$?</text:span></text:span><text:span text:style-name="T9">: les d�pendances plus r�centes que la cible</text:span></text:p>
        </text:list-item>
        <text:list-item>
          <text:p text:style-name="P21"><text:span text:style-name="Source_20_Text"><text:span text:style-name="T9">$^</text:span></text:span><text:span text:style-name="T9">: toutes les d�pendances</text:span></text:p>
        </text:list-item>
        <text:list-item>
          <text:p text:style-name="P5"><text:span text:style-name="Source_20_Text"><text:span text:style-name="T9">$*</text:span></text:span><text:span text:style-name="T9">: dans le cas de l'utilisation des patterns, la chaine correspondant au </text:span><text:span text:style-name="Source_20_Text"><text:span text:style-name="T9">%</text:span></text:span></text:p>
        </text:list-item>
      </text:list>
      <text:p text:style-name="P11"><text:line-break/><text:bookmark text:name="s8"/><text:span text:style-name="T5">8. Conventions d'appellation</text:span></text:p>
      <text:h text:style-name="P35" text:outline-level="2"><text:bookmark text:name="ss8.1"/>8.1 Noms d'ex�cutables et d'arguments</text:h>
      <text:p text:style-name="P9">Entre parenth�ses les valeurs par d�faut</text:p>
      <text:list xml:id="list2763656113777454212" text:style-name="L4">
        <text:list-item>
          <text:p text:style-name="P16">AR: programme de maintenance d'archive (<text:span text:style-name="T2">ar</text:span>)</text:p>
        </text:list-item>
        <text:list-item>
          <text:p text:style-name="P20">CC: compilateur C (<text:span text:style-name="T2">cc</text:span>)</text:p>
        </text:list-item>
        <text:list-item>
          <text:p text:style-name="P20">CXX: compilateur C++ (<text:span text:style-name="T2">c++</text:span>)</text:p>
        </text:list-item>
        <text:list-item>
          <text:p text:style-name="P20">RM: commande pour effacer un fichier (<text:span text:style-name="T2">rm</text:span>)</text:p>
        </text:list-item>
        <text:list-item>
          <text:p text:style-name="P20">TEX: programme pour cr�er un fichier TeX dvi � partir d'un source TeX (<text:span text:style-name="T2">tex</text:span>)</text:p>
        </text:list-item>
        <text:list-item>
          <text:p text:style-name="P20">ARFLAGS: param�tres � passer au programme de maintenance d'archives ()</text:p>
        </text:list-item>
        <text:list-item>
          <text:p text:style-name="P20">CFLAGS: param�tres � passer au compilateur C ()</text:p>
        </text:list-item>
        <text:list-item>
          <text:p text:style-name="P3">CXXFLAGS: param�tres � passer au compilateur C++ ()</text:p>
        </text:list-item>
      </text:list>
      <text:h text:style-name="P35" text:outline-level="2"><text:bookmark text:name="ss8.2"/>8.2 Noms de r�pertoires de destination</text:h>
      <text:p text:style-name="P9">Entre parenth�ses les valeurs usuelles</text:p>
      <text:list xml:id="list3894024477337991401" text:style-name="L5">
        <text:list-item>
          <text:p text:style-name="P14"><text:span text:style-name="T9">prefix: racine du r�pertoire d'installation (</text:span><text:span text:style-name="Source_20_Text"><text:span text:style-name="T9">/usr/local</text:span></text:span><text:span text:style-name="T9">)</text:span></text:p>
        </text:list-item>
        <text:list-item>
          <text:p text:style-name="P22"><text:span text:style-name="T9">exec_prefix: racine pour les binaires (</text:span><text:span text:style-name="Source_20_Text"><text:span text:style-name="T9">$(prefix)</text:span></text:span><text:span text:style-name="T9">)</text:span></text:p>
        </text:list-item>
        <text:list-item>
          <text:p text:style-name="P22"><text:span text:style-name="T9">bindir: r�pertoire d'installation des binaires (</text:span><text:span text:style-name="Source_20_Text"><text:span text:style-name="T9">$(exec_prefix)/bin</text:span></text:span><text:span text:style-name="T9">)</text:span></text:p>
        </text:list-item>
        <text:list-item>
          <text:p text:style-name="P22"><text:span text:style-name="T9">libdir: r�pertoire d'installation des librairies (</text:span><text:span text:style-name="Source_20_Text"><text:span text:style-name="T9">$(exec_prefix)/lib</text:span></text:span><text:span text:style-name="T9">)</text:span></text:p>
        </text:list-item>
        <text:list-item>
          <text:p text:style-name="P22"><text:span text:style-name="T9">datadir: r�pertoire d'installation des donn�es statiques pour le programme (</text:span><text:span text:style-name="Source_20_Text"><text:span text:style-name="T9">$(exec_prefix)/lib</text:span></text:span><text:span text:style-name="T9">)</text:span></text:p>
        </text:list-item>
        <text:list-item>
          <text:p text:style-name="P22"><text:span text:style-name="T9">statedir: r�pertoire d'installation des donn�es modifiables par le programme (</text:span><text:span text:style-name="Source_20_Text"><text:span text:style-name="T9">$(prefix)/lib</text:span></text:span><text:span text:style-name="T9">)</text:span></text:p>
        </text:list-item>
        <text:list-item>
          <text:p text:style-name="P22"><text:span text:style-name="T9">includedir: r�pertoire d'installation des en-t�tes (</text:span><text:span text:style-name="Source_20_Text"><text:span text:style-name="T9">$(prefix)/include</text:span></text:span><text:span text:style-name="T9">)</text:span></text:p>
        </text:list-item>
        <text:list-item>
          <text:p text:style-name="P22"><text:span text:style-name="T9">mandir: r�pertoire d'installation des fichiers de manuel (</text:span><text:span text:style-name="Source_20_Text"><text:span text:style-name="T9">$(prefix)/man</text:span></text:span><text:span text:style-name="T9">)</text:span></text:p>
        </text:list-item>
        <text:list-item>
          <text:p text:style-name="P22"><text:span text:style-name="T9">man</text:span><text:span text:style-name="T8">x</text:span><text:span text:style-name="T9">dir: r�pertoire d'installation des fichiers de la section </text:span><text:span text:style-name="T8">x</text:span><text:span text:style-name="T9"> du manuel (</text:span><text:span text:style-name="Source_20_Text"><text:span text:style-name="T9">$(prefix)/manx</text:span></text:span><text:span text:style-name="T9">)</text:span></text:p>
        </text:list-item>
        <text:list-item>
          <text:p text:style-name="P22"><text:span text:style-name="T9">infodir: r�pertoire d'installation des fichiers info (</text:span><text:span text:style-name="Source_20_Text"><text:span text:style-name="T9">$(prefix)/info</text:span></text:span><text:span text:style-name="T9">)</text:span></text:p>
        </text:list-item>
        <text:list-item>
          <text:p text:style-name="P6"><text:span text:style-name="T9">srcdir: r�pertoire d'installation des fichiers source (</text:span><text:span text:style-name="Source_20_Text"><text:span text:style-name="T9">$(prefix)/src</text:span></text:span><text:span text:style-name="T9">)</text:span></text:p>
        </text:list-item>
      </text:list>
      <text:h text:style-name="P35" text:outline-level="2"><text:bookmark text:name="ss8.3"/><text:soft-page-break/>8.3 Noms de cibles</text:h>
      <text:p text:style-name="P9">Un utilisateur de <text:span text:style-name="T2">make</text:span> peut donner � ses cibles le nom qu'il d�sire. Mais pour des raisons de lisibilit�, on donne toujours un nom standard � ses cibles selon leur comportement.</text:p>
      <text:p text:style-name="P9">Quelques exemples de cibles standard:</text:p>
      <text:list xml:id="list5704946989310165638" text:style-name="L6">
        <text:list-item>
          <text:p text:style-name="P15"><text:span text:style-name="Source_20_Text"><text:span text:style-name="T9">all</text:span></text:span><text:span text:style-name="T9">: compile tous les fichiers source pour cr�er l'ex�cutable principal</text:span></text:p>
        </text:list-item>
        <text:list-item>
          <text:p text:style-name="P23"><text:span text:style-name="Source_20_Text"><text:span text:style-name="T9">install</text:span></text:span><text:span text:style-name="T9">: ex�cute </text:span><text:span text:style-name="T8">all</text:span><text:span text:style-name="T9">, et copie l'ex�cutable, les librairies, les datas, et les fichiers en-t�te s'il y en a dans les r�pertoires de destination</text:span></text:p>
        </text:list-item>
        <text:list-item>
          <text:p text:style-name="P23"><text:span text:style-name="Source_20_Text"><text:span text:style-name="T9">uninstall</text:span></text:span><text:span text:style-name="T9">: d�truit les fichiers cr��s lors de l'installation, mais pas les fichiers du r�pertoire d'installation (o� se trouvent les fichiers source et le </text:span><text:span text:style-name="Source_20_Text"><text:span text:style-name="T9">Makefile</text:span></text:span><text:span text:style-name="T9">)</text:span></text:p>
        </text:list-item>
        <text:list-item>
          <text:p text:style-name="P23"><text:span text:style-name="Source_20_Text"><text:span text:style-name="T9">clean</text:span></text:span><text:span text:style-name="T9">: d�truit tout les fichiers cr��s par </text:span><text:span text:style-name="T8">all</text:span></text:p>
        </text:list-item>
        <text:list-item>
          <text:p text:style-name="P23"><text:span text:style-name="Source_20_Text"><text:span text:style-name="T9">info</text:span></text:span><text:span text:style-name="T9">: g�n�re un fichier </text:span><text:span text:style-name="T8">info</text:span></text:p>
        </text:list-item>
        <text:list-item>
          <text:p text:style-name="P23"><text:span text:style-name="Source_20_Text"><text:span text:style-name="T9">dvi</text:span></text:span><text:span text:style-name="T9">: g�n�re un fichier </text:span><text:span text:style-name="T8">dvi</text:span></text:p>
        </text:list-item>
        <text:list-item>
          <text:p text:style-name="P7"><text:span text:style-name="Source_20_Text"><text:span text:style-name="T9">dist</text:span></text:span><text:span text:style-name="T9">: cr�e un fichier </text:span><text:span text:style-name="T8">tar</text:span><text:span text:style-name="T9"> de distribution</text:span></text:p>
        </text:list-item>
      </text:list>
      <text:p text:style-name="P11"><text:line-break/><text:bookmark text:name="s9"/><text:span text:style-name="T5">9. Copyright</text:span></text:p>
      <text:p text:style-name="P9">Ce document est placé sous copyright (c) 1997 de Benjamin Drieu, association APRIL.</text:p>
      <text:p text:style-name="P9">Ce document peut être reproduit et distribué dans son intégralité ou partiellement, par quelque moyen physique que ce soit. Il reste malgré tout sujet aux conditions suivantes :</text:p>
      <text:list xml:id="list776500020461668131" text:style-name="L7">
        <text:list-item>
          <text:p text:style-name="P17">La mention du copyright doit être conservée, et la présente section préservée dans son intégralité sur toute copie intégrale ou partielle.</text:p>
        </text:list-item>
        <text:list-item>
          <text:p text:style-name="P4">Si vous distribuez ce travail en partie, vous devez mentionner comment obtenir une version intégrale de ce document et être en mesure de la fournir.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Émilie Allart</meta:initial-creator>
    <meta:creation-date>2016-05-26T11:44:12.155527047</meta:creation-date>
    <dc:date>2016-05-26T11:46:20.011888736</dc:date>
    <dc:creator>Émilie Allart</dc:creator>
    <meta:editing-duration>PT2M11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7" meta:paragraph-count="172" meta:word-count="1656" meta:character-count="10444" meta:non-whitespace-character-count="8706"/>
  </office:meta>
</office:document-meta>
</file>